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nosaur Bootloader</text:p>
      <text:p text:style-name="Subtitle">The method by which to enter the 64-bit world</text:p>
      <text:p text:style-name="Text_20_body">This document serves to describe how the boot process works under Dinosaur, outlining all of the steps so that I know at least what's going on.</text:p>
      <text:h text:style-name="Heading_20_1" text:outline-level="1">Boot Sector</text:h>
      <text:p text:style-name="Text_20_body">The boot sector's main duty is to read my RAWR file system (a file system I made up. Check out the docs for it if you want to know how it works), find my second stage bootloader, and execute it. The boot sector will not even try to fully initialize real mode, relying solely on the second stage bootloader to do it for me.</text:p>
      <text:p text:style-name="Text_20_body">To read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801cm"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margin-top="0.42cm" fo:margin-bottom="0.109cm" fo:text-align="start" style:justify-single-word="false" fo:background-color="transparent" fo:padding="0.049cm"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42cm" fo:margin-bottom="0.42cm" fo:text-align="end" style:justify-single-word="false" style:page-number="auto" fo:background-color="transparent" fo:padding="0.049cm"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cm"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Boot_20_Sector" style:display-name="Boot Sector" style:family="paragraph" style:parent-style-name="Text_20_body"/>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31cm" fo:margin-left="0cm" fo:margin-right="0cm" fo:margin-top="1.131cm" fo:border-top="none" fo:border-bottom="0.26pt solid #000000" fo:border-left="none" fo:border-right="none" fo:padding="0cm" style:shadow="none" style:dynamic-spacing="true"/>
      </style:footer-style>
    </style:page-layout>
    <style:page-layout style:name="Mpm2">
      <style:page-layout-properties fo:page-width="21.59cm" fo:page-height="27.94cm" style:num-format="1" style:print-orientation="portrait" fo:margin-top="2.54cm" fo:margin-bottom="3.766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shadow="none"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Graffe</meta:initial-creator>
    <meta:creation-date>2012-02-06T19:55:33</meta:creation-date>
    <dc:date>2012-02-06T20:46:03</dc:date>
    <dc:creator>Spencer Graffe</dc:creator>
    <meta:editing-duration>PT50M20S</meta:editing-duration>
    <meta:editing-cycles>4</meta:editing-cycles>
    <meta:generator>LibreOffice/3.4$Unix LibreOffice_project/340m1$Build-402</meta:generator>
    <meta:document-statistic meta:table-count="0" meta:image-count="0" meta:object-count="0" meta:page-count="1" meta:paragraph-count="7" meta:word-count="110" meta:character-count="563" meta:non-whitespace-character-count="460"/>
  </office:meta>
</office:document-meta>
</file>